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8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42" style:family="graphic" style:parent-style-name="Default_5f_1">
      <style:graphic-properties draw:fill-color="#eeeeee" draw:opacity="80%" draw:textarea-horizontal-align="justify" draw:textarea-vertical-align="middle" draw:auto-grow-height="false" fo:min-height="2.387cm" fo:min-width="4.042cm"/>
    </style:style>
    <style:style style:name="gr43" style:family="graphic" style:parent-style-name="standard">
      <style:graphic-properties draw:fill-color="#ffe994" draw:textarea-horizontal-align="justify" draw:textarea-vertical-align="middle" draw:auto-grow-height="false" fo:min-height="0.957cm" fo:min-width="1.723cm"/>
    </style:style>
    <style:style style:name="gr4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304cm"/>
    </style:style>
    <style:style style:name="gr46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977cm"/>
    </style:style>
    <style:style style:name="gr47" style:family="graphic" style:parent-style-name="Default_5f_1">
      <style:graphic-properties draw:fill-color="#eeeeee" draw:opacity="80%" draw:textarea-horizontal-align="justify" draw:textarea-vertical-align="middle" draw:auto-grow-height="false" fo:min-height="1.929cm" fo:min-width="3.965cm"/>
    </style:style>
    <style:style style:name="gr48" style:family="graphic" style:parent-style-name="Default_5f_1">
      <style:graphic-properties draw:fill-color="#eeeeee" draw:opacity="80%" draw:textarea-horizontal-align="justify" draw:textarea-vertical-align="middle" draw:auto-grow-height="false" fo:min-height="1.241cm" fo:min-width="4.0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P17" style:family="paragraph">
      <style:paragraph-properties fo:text-align="center"/>
      <style:text-properties fo:font-size="12pt" fo:background-color="transparent"/>
    </style:style>
    <style:style style:name="P18" style:family="paragraph">
      <loext:graphic-properties draw:fill-color="#ffe994"/>
      <style:paragraph-properties fo:text-align="center"/>
      <style:text-properties fo:font-size="12pt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text:p text:style-name="P2"><text:span text:style-name="T1">(nil/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text:p text:style-name="P2"><text:span text:style-name="T1">(pen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text:p text:style-name="P2"><text:span text:style-name="T1">(goo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text:p text:style-name="P2"><text:span text:style-name="T1">(pen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text:p text:style-name="P2"><text:span text:style-name="T1">(pen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text:p text:style-name="P2"><text:span text:style-name="T1">(goo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1.541cm" svg:y="3.286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75cm" svg:y1="4.81cm" svg:x2="14.018cm" svg:y2="8.239cm" draw:start-shape="id25" draw:start-glue-point="8" draw:end-shape="id26" draw:end-glue-point="4" svg:d="M12875 4810c0 2569 1143 855 1143 3429" svg:viewBox="0 0 1144 3430">
          <text:p/>
        </draw:connector>
        <draw:frame draw:style-name="gr26" draw:text-style-name="P5" draw:layer="layout" svg:width="12.834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-1.55cm 2.488cm" svg:x1="13.818cm" svg:y1="4.587cm" svg:x2="15.224cm" svg:y2="9.065cm" draw:start-shape="id25" draw:start-glue-point="9" draw:end-shape="id26" draw:end-glue-point="10" svg:d="M13818 4587c0 579 2197 482 3669 1457s2219 3021-2263 3021" svg:viewBox="0 0 4809 447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3.627cm" svg:x1="11.931cm" svg:y1="3.509cm" svg:x2="11.541cm" svg:y2="4.048cm" draw:start-shape="id25" draw:start-glue-point="5" draw:end-shape="id25" draw:end-glue-point="6" svg:d="M11931 3509c0-1087-2261-907-3907-500s-2678 1039 3517 1039" svg:viewBox="0 0 5167 1357">
          <text:p/>
        </draw:connector>
        <draw:custom-shape draw:style-name="gr30" draw:text-style-name="P16" draw:layer="layout" svg:width="4.318cm" svg:height="2.667cm" svg:x="16.24cm" svg:y="5.445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144cm" svg:y="5.191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556cm" svg:y="2.52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96cm 4.647cm" svg:x1="13.818cm" svg:y1="3.509cm" svg:x2="14.208cm" svg:y2="4.048cm" draw:start-shape="id25" draw:start-glue-point="11" draw:end-shape="id25" draw:end-glue-point="10" svg:d="M13818 3509c0-1831 2769-1527 4796-934s3314 1473-4406 1473" svg:viewBox="0 0 6347 1932">
          <text:p/>
        </draw:connector>
        <draw:custom-shape draw:style-name="gr32" draw:text-style-name="P12" draw:layer="layout" svg:width="4.572cm" svg:height="2.667cm" svg:x="15.859cm" svg:y="1.25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Route impossible</text:span></text:p>
          <text:p text:style-name="P2"><text:span text:style-name="T1">Respond to requester</text:span></text:p>
          <text:p text:style-name="P2"><text:span text:style-name="T1">Action = 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svg:x1="18.145cm" svg:y1="10.462cm" svg:x2="14.526cm" svg:y2="12.557cm" draw:start-shape="id30" draw:start-glue-point="6" draw:end-shape="id31" draw:end-glue-point="4" svg:d="M18145 10462c-2413 0-3619 698-3619 2095" svg:viewBox="0 0 3620 2096">
          <text:p/>
        </draw:connector>
        <draw:connector draw:style-name="gr1" draw:text-style-name="P1" draw:layer="layout" draw:type="curve" svg:x1="6.616cm" svg:y1="18.285cm" svg:x2="12.43cm" svg:y2="21.257cm" draw:start-shape="id32" draw:start-glue-point="9" draw:end-shape="id33" draw:end-glue-point="6" svg:d="M6616 18285c0 1982 1938 2972 5814 2972" svg:viewBox="0 0 5815 2973">
          <text:p/>
        </draw:connector>
        <draw:custom-shape draw:style-name="gr19" draw:text-style-name="P13" xml:id="id34" draw:id="id34" draw:layer="layout" svg:width="2.667cm" svg:height="1.524cm" svg:x="12.271cm" svg:y="1.6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271cm" svg:y1="2.362cm" svg:x2="6.017cm" svg:y2="4.937cm" draw:start-shape="id34" draw:start-glue-point="6" draw:end-shape="id35" draw:end-glue-point="4" svg:d="M12271 2362c-4170 0-6254 858-6254 2575" svg:viewBox="0 0 6255 2576">
          <text:p/>
        </draw:connector>
        <draw:frame draw:style-name="gr41" draw:text-style-name="P5" draw:layer="layout" svg:width="12.935cm" svg:height="0.962cm" svg:x="0.951cm" svg:y="0.8cm">
          <draw:text-box>
            <text:p>Lift State Diagram</text:p>
          </draw:text-box>
        </draw:frame>
        <draw:custom-shape draw:style-name="gr21" draw:text-style-name="P14" xml:id="id31" draw:id="id31" draw:layer="layout" svg:width="2.413cm" svg:height="1.651cm" svg:x="13.319cm" svg:y="12.557cm">
          <text:p text:style-name="P2"><text:span text:style-name="T1">s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938cm" svg:y1="2.362cm" svg:x2="18.463cm" svg:y2="3.921cm" draw:start-shape="id34" draw:start-glue-point="10" draw:end-shape="id36" draw:end-glue-point="4" svg:d="M14938 2362c2350 0 3525 519 3525 1559" svg:viewBox="0 0 3526 1560">
          <text:p/>
        </draw:connector>
        <draw:connector draw:style-name="gr1" draw:text-style-name="P1" draw:layer="layout" draw:type="curve" draw:line-skew="0.16cm" svg:x1="14.526cm" svg:y1="14.208cm" svg:x2="13.637cm" svg:y2="20.431cm" draw:start-shape="id31" draw:start-glue-point="8" draw:end-shape="id33" draw:end-glue-point="4" svg:d="M14526 14208c0 4905-889 1794-889 6223" svg:viewBox="0 0 890 6224">
          <text:p/>
        </draw:connector>
        <draw:connector draw:style-name="gr1" draw:text-style-name="P1" draw:layer="layout" draw:type="curve" svg:x1="15.732cm" svg:y1="13.383cm" svg:x2="16.939cm" svg:y2="22.844cm" draw:start-shape="id31" draw:start-glue-point="10" draw:end-shape="id37" draw:end-glue-point="4" svg:d="M15732 13383c805 0 1207 3153 1207 9461" svg:viewBox="0 0 1208 9462">
          <text:p/>
        </draw:connector>
        <draw:connector draw:style-name="gr1" draw:text-style-name="P1" draw:layer="layout" draw:type="curve" svg:x1="15.379cm" svg:y1="12.798cm" svg:x2="18.971cm" svg:y2="16.24cm" draw:start-shape="id31" draw:start-glue-point="11" draw:end-shape="id38" draw:end-glue-point="4" svg:d="M15379 12798c0-1116 3592-2837 3592 3442" svg:viewBox="0 0 3593 4535">
          <text:p/>
        </draw:connector>
        <draw:custom-shape draw:style-name="gr21" draw:text-style-name="P14" xml:id="id38" draw:id="id38" draw:layer="layout" svg:width="2.413cm" svg:height="1.651cm" svg:x="17.764cm" svg:y="16.24cm">
          <text:p text:style-name="P2"><text:span text:style-name="T1">fail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5.763cm" svg:y1="18.526cm" svg:x2="12.783cm" svg:y2="21.841cm" draw:start-shape="id32" draw:start-glue-point="8" draw:end-shape="id33" draw:end-glue-point="7" svg:d="M5763 18526c0 6084 7020 4426 7020 3315" svg:viewBox="0 0 7021 4394">
          <text:p/>
        </draw:connector>
        <draw:custom-shape draw:style-name="gr21" draw:text-style-name="P14" xml:id="id33" draw:id="id33" draw:layer="layout" svg:width="2.413cm" svg:height="1.651cm" svg:x="12.43cm" svg:y="20.431cm">
          <text:p text:style-name="P2"><text:span text:style-name="T1">go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8.239cm" svg:y1="6.144cm" svg:x2="10.081cm" svg:y2="10.271cm" draw:start-shape="id35" draw:start-glue-point="7" draw:end-shape="id39" draw:end-glue-point="4" svg:d="M8239 6144c1228 0 1842 1375 1842 4127" svg:viewBox="0 0 1843 4128">
          <text:p/>
        </draw:connector>
        <draw:custom-shape draw:style-name="gr21" draw:text-style-name="P14" xml:id="id36" draw:id="id36" draw:layer="layout" svg:width="2.413cm" svg:height="1.651cm" svg:x="17.256cm" svg:y="3.921cm">
          <text:p text:style-name="P2"><text:span text:style-name="T1">draft</text:span></text:p>
          <text:p text:style-name="P2"><text:span text:style-name="T1">(void, 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4.556cm" svg:y="16.875cm">
          <text:p text:style-name="P2"><text:span text:style-name="T1">p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40" draw:id="id40" draw:layer="layout" svg:width="2.413cm" svg:height="1.651cm" svg:x="1.127cm" svg:y="22.971cm">
          <text:p text:style-name="P2"><text:span text:style-name="T1">v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4.064cm" svg:height="2.032cm" svg:x="15.732cm" svg:y="1.127cm">
          <text:p text:style-name="P2"><text:span text:style-name="T1">User or daemon creates </text:span></text:p>
          <text:p text:style-name="P2"><text:span text:style-name="T1">pay-intent lift in DB</text:span></text:p>
          <text:p text:style-name="P2"><text:span text:style-name="T1">--------------------</text:span></text:p>
          <text:p text:style-name="P2"><text:span text:style-name="T1">Request: 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3.319cm" svg:y="9.255cm">
          <text:p text:style-name="P2"><text:span text:style-name="T1">DB Event: init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peer system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7.604cm" svg:y="1.889cm">
          <text:p text:style-name="P2"><text:span text:style-name="T1">Receive lift request</text:span></text:p>
          <text:p text:style-name="P2"><text:span text:style-name="T1">Action: query</text:span></text:p>
          <text:p text:style-name="P2"><text:span text:style-name="T1">--------------------</text:span></text:p>
          <text:p text:style-name="P2"><text:span text:style-name="T1">Try to find dest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7.383cm" svg:y="12.303cm">
          <text:p text:style-name="P2"><text:span text:style-name="T1">Receive packet</text:span></text:p>
          <text:p text:style-name="P2"><text:span text:style-name="T1">Action: failed</text:span></text:p>
          <text:p text:style-name="P2"><text:span text:style-name="T1">--------------------</text:span></text:p>
          <text:p text:style-name="P2"><text:span text:style-name="T1">Update li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097cm" svg:y="19.034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4.826cm" svg:height="2.921cm" svg:x="11.414cm" svg:y="15.478cm">
          <text:p text:style-name="P2"><text:span text:style-name="T1">Receive loopback packet</text:span></text:p>
          <text:p text:style-name="P2"><text:span text:style-name="T1">Action: commit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text:p text:style-name="P2"><text:span text:style-name="T1">Issue 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4.909cm" svg:y1="18.285cm" svg:x2="2.334cm" svg:y2="22.971cm" draw:start-shape="id32" draw:start-glue-point="7" draw:end-shape="id40" draw:end-glue-point="4" svg:d="M4909 18285c0 3693-2575 1350-2575 4686" svg:viewBox="0 0 2576 4687">
          <text:p/>
        </draw:connector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4" xml:id="id37" draw:id="id37" draw:layer="layout" svg:width="2.413cm" svg:height="1.651cm" svg:x="15.732cm" svg:y="22.844cm">
          <text:p text:style-name="P2"><text:span text:style-name="T1">time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xml:id="id35" draw:id="id35" draw:layer="layout" svg:width="4.445cm" svg:height="2.413cm" svg:x="3.794cm" svg:y="4.937cm">
          <text:p text:style-name="P17">Destination</text:p>
          <text:p text:style-name="P17">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curve" svg:x1="6.017cm" svg:y1="7.35cm" svg:x2="3.223cm" svg:y2="10.398cm" draw:start-shape="id35" draw:start-glue-point="6" draw:end-shape="id41" draw:end-glue-point="4" svg:d="M6017 7350c0 2284-2794 761-2794 3048" svg:viewBox="0 0 2795 3049">
          <text:p/>
        </draw:connector>
        <draw:connector draw:style-name="gr44" draw:text-style-name="P1" draw:layer="layout" draw:type="curve" svg:x1="3.794cm" svg:y1="6.144cm" svg:x2="12.661cm" svg:y2="1.823cm" draw:start-shape="id35" draw:start-glue-point="5" draw:end-shape="id34" draw:end-glue-point="5" svg:d="M3794 6144c-753 0-628-2523 1777-3875s7090-1533 7090-446" svg:viewBox="0 0 9276 5029">
          <text:p/>
        </draw:connector>
        <draw:custom-shape draw:style-name="gr45" draw:text-style-name="P12" draw:layer="layout" svg:width="4.064cm" svg:height="2.667cm" svg:x="5.699cm" svg:y="21.447cm">
          <text:p text:style-name="P2"><text:span text:style-name="T1">Timed out</text:span></text:p>
          <text:p text:style-name="P2"><text:span text:style-name="T1">Got signature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7.223cm" svg:y="18.272cm">
          <text:p text:style-name="P2"><text:span text:style-name="T1">Got signature</text:span></text:p>
          <text:p text:style-name="P2"><text:span text:style-name="T1">From peer (or origin)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0.365cm" svg:y="19.415cm">
          <text:p text:style-name="P2"><text:span text:style-name="T1">Got cancellation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4.699cm" svg:height="2.286cm" svg:x="8.366cm" svg:y="6.588cm">
          <text:p text:style-name="P2"><text:span text:style-name="T1">Recipient found</text:span></text:p>
          <text:p text:style-name="P2"><text:span text:style-name="T1">locally</text:span></text:p>
          <text:p text:style-name="P2"><text:span text:style-name="T1">--------------------</text:span></text:p>
          <text:p text:style-name="P2"><text:span text:style-name="T1">Store lift</text:span></text:p>
          <text:p text:style-name="P2"><text:span text:style-name="T1">Request: d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4.699cm" svg:height="2.413cm" svg:x="0.746cm" svg:y="7.35cm">
          <text:p text:style-name="P2"><text:span text:style-name="T1">Route found for</text:span></text:p>
          <text:p text:style-name="P2"><text:span text:style-name="T1">recipient</text:span></text:p>
          <text:p text:style-name="P2"><text:span text:style-name="T1">--------------------</text:span></text:p>
          <text:p text:style-name="P2"><text:span text:style-name="T1">Store lift</text:span></text:p>
          <text:p text:style-name="P2"><text:span text:style-name="T1">Request: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4.699cm" svg:height="1.651cm" svg:x="1.889cm" svg:y="2.524cm">
          <text:p text:style-name="P2"><text:span text:style-name="T1">Not found</text:span></text:p>
          <text:p text:style-name="P2"><text:span text:style-name="T1">--------------------</text:span></text:p>
          <text:p text:style-name="P2"><text:span text:style-name="T1">Reply: fai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1" draw:id="id41" draw:layer="layout" svg:width="2.413cm" svg:height="1.651cm" svg:x="2.016cm" svg:y="10.398cm">
          <text:p text:style-name="P2"><text:span text:style-name="T1">relay</text:span></text:p>
          <text:p text:style-name="P2"><text:span text:style-name="T1">(void,rela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9" draw:id="id39" draw:layer="layout" svg:width="2.413cm" svg:height="1.651cm" svg:x="8.874cm" svg:y="10.271cm">
          <text:p text:style-name="P2"><text:span text:style-name="T1">local</text:span></text:p>
          <text:p text:style-name="P2"><text:span text:style-name="T1">(void,loca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81cm" svg:y1="11.922cm" svg:x2="6.616cm" svg:y2="17.116cm" draw:start-shape="id39" draw:start-glue-point="8" draw:end-shape="id32" draw:end-glue-point="11" svg:d="M10081 11922c0 3712-3465 1116-3465 5194" svg:viewBox="0 0 3466 5195">
          <text:p/>
        </draw:connector>
        <draw:connector draw:style-name="gr1" draw:text-style-name="P1" draw:layer="layout" draw:type="curve" svg:x1="3.223cm" svg:y1="12.049cm" svg:x2="4.909cm" svg:y2="17.116cm" draw:start-shape="id41" draw:start-glue-point="8" draw:end-shape="id32" draw:end-glue-point="5" svg:d="M3223 12049c0 3618 1686 1085 1686 5067" svg:viewBox="0 0 1687 5068">
          <text:p/>
        </draw:connector>
        <draw:custom-shape draw:style-name="gr12" draw:text-style-name="P11" draw:layer="layout" svg:width="4.064cm" svg:height="2.286cm" svg:x="1.254cm" svg:y="13.065cm">
          <text:p text:style-name="P2"><text:span text:style-name="T1">DB Event: relay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next system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334cm" svg:y="12.938cm">
          <text:p text:style-name="P2"><text:span text:style-name="T1">DB Event: local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originating system</text:span></text:p>
          <text:p text:style-name="P2"><text:span text:style-name="T1">Action: termin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0" draw:id="id30" draw:layer="layout" svg:width="2.413cm" svg:height="1.651cm" svg:x="18.145cm" svg:y="9.636cm">
          <text:p text:style-name="P2"><text:span text:style-name="T1">init</text:span></text:p>
          <text:p text:style-name="P2"><text:span text:style-name="T1">(void, ini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8.463cm" svg:y1="5.572cm" svg:x2="19.352cm" svg:y2="9.636cm" draw:start-shape="id36" draw:start-glue-point="8" draw:end-shape="id30" draw:end-glue-point="4" svg:d="M18463 5572c0 3046 889 1015 889 4064" svg:viewBox="0 0 890 4065">
          <text:p/>
        </draw:connector>
        <draw:custom-shape draw:style-name="gr12" draw:text-style-name="P11" draw:layer="layout" svg:width="4.064cm" svg:height="2.286cm" svg:x="16.748cm" svg:y="6.207cm">
          <text:p text:style-name="P2"><text:span text:style-name="T1">DB Event: draft</text:span></text:p>
          <text:p text:style-name="P2"><text:span text:style-name="T1">--------------------</text:span></text:p>
          <text:p text:style-name="P2"><text:span text:style-name="T1">Update local record</text:span></text:p>
          <text:p text:style-name="P2"><text:span text:style-name="T1">With pub key, socket</text:span></text:p>
          <text:p text:style-name="P2"><text:span text:style-name="T1">Request: in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4-04T20:34:10.726831655</dc:date>
    <meta:editing-duration>P30DT20H46M50S</meta:editing-duration>
    <meta:editing-cycles>68</meta:editing-cycles>
    <meta:generator>LibreOffice/6.2.0.3$MacOSX_X86_64 LibreOffice_project/98c6a8a1c6c7b144ce3cc729e34964b47ce25d62</meta:generator>
    <meta:document-statistic meta:object-count="183"/>
  </office:meta>
</office:document-meta>
</file>